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grddl="http://www.w3.org/2003/g/data-view#" xmlns:xhtml="http://www.w3.org/1999/xhtml" xmlns:css3t="http://www.w3.org/TR/css3-text/" xmlns:xsi="http://www.w3.org/2001/XMLSchema-instance" xmlns:xsd="http://www.w3.org/2001/XMLSchema" xmlns:formx="urn:openoffice:names:experimental:ooxml-odf-interop:xmlns:form:1.0" xmlns:xforms="http://www.w3.org/2002/xforms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ato" svg:font-family="Lato" style:font-pitch="variable"/>
    <style:font-face style:name="Lora" svg:font-family="Lor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ubtitle">
      <style:text-properties style:font-name="Fira Sans" officeooo:paragraph-rsid="0013a72b"/>
    </style:style>
    <style:style style:name="P2" style:family="paragraph" style:parent-style-name="Text_20_body" style:list-style-name="L4"/>
    <style:style style:name="P3" style:family="paragraph" style:parent-style-name="Text_20_body" style:list-style-name="L16">
      <style:text-properties officeooo:paragraph-rsid="0015de7c"/>
    </style:style>
    <style:style style:name="P4" style:family="paragraph" style:parent-style-name="Text_20_body">
      <style:text-properties style:font-name="Fira Sans" fo:font-weight="bold" officeooo:rsid="0013a72b" officeooo:paragraph-rsid="0013a72b" style:font-weight-asian="bold" style:font-weight-complex="bold"/>
    </style:style>
    <style:style style:name="P5" style:family="paragraph" style:parent-style-name="Text_20_body" style:list-style-name="L4">
      <style:text-properties style:font-name="Fira Sans" officeooo:rsid="0013a72b" officeooo:paragraph-rsid="00154f5c"/>
    </style:style>
    <style:style style:name="P6" style:family="paragraph" style:parent-style-name="Text_20_body">
      <style:text-properties style:font-name="Fira Sans" officeooo:rsid="0013a72b" officeooo:paragraph-rsid="0013a72b"/>
    </style:style>
    <style:style style:name="P7" style:family="paragraph" style:parent-style-name="Text_20_body" style:list-style-name="L9">
      <style:text-properties style:font-name="Fira Sans" officeooo:paragraph-rsid="00154f5c"/>
    </style:style>
    <style:style style:name="P8" style:family="paragraph" style:parent-style-name="Text_20_body" style:list-style-name="L7">
      <style:text-properties style:font-name="Fira Sans" fo:font-weight="normal" officeooo:rsid="0013a72b" officeooo:paragraph-rsid="0013a72b" style:font-weight-asian="normal" style:font-weight-complex="normal"/>
    </style:style>
    <style:style style:name="P9" style:family="paragraph" style:parent-style-name="Text_20_body" style:list-style-name="L13">
      <style:text-properties style:font-name="Fira Sans" fo:font-weight="normal" officeooo:rsid="00154f5c" officeooo:paragraph-rsid="0015de7c" style:font-weight-asian="normal" style:font-weight-complex="normal"/>
    </style:style>
    <style:style style:name="P10" style:family="paragraph" style:parent-style-name="Text_20_body" style:list-style-name="L7">
      <style:text-properties style:font-name="Fira Sans" fo:font-weight="normal" officeooo:rsid="0015de7c" officeooo:paragraph-rsid="0015de7c" style:font-weight-asian="normal" style:font-weight-complex="normal"/>
    </style:style>
    <style:style style:name="P11" style:family="paragraph" style:parent-style-name="Text_20_body" style:list-style-name="L14">
      <style:text-properties style:font-name="Fira Sans" fo:font-weight="normal" officeooo:rsid="0015de7c" officeooo:paragraph-rsid="0015de7c" style:font-weight-asian="normal" style:font-weight-complex="normal"/>
    </style:style>
    <style:style style:name="P12" style:family="paragraph" style:parent-style-name="Text_20_body" style:list-style-name="L7">
      <style:text-properties style:font-name="Fira Sans" officeooo:paragraph-rsid="00154f5c"/>
    </style:style>
    <style:style style:name="P13" style:family="paragraph" style:parent-style-name="Text_20_body" style:list-style-name="L8">
      <style:text-properties style:font-name="Fira Sans" officeooo:paragraph-rsid="00154f5c"/>
    </style:style>
    <style:style style:name="P14" style:family="paragraph" style:parent-style-name="Text_20_body">
      <style:text-properties style:font-name="Fira Sans" officeooo:paragraph-rsid="0015de7c"/>
    </style:style>
    <style:style style:name="P15" style:family="paragraph" style:parent-style-name="Text_20_body" style:list-style-name="L16">
      <style:text-properties style:font-name="Fira Sans" officeooo:rsid="0015de7c" officeooo:paragraph-rsid="0015de7c"/>
    </style:style>
    <style:style style:name="P16" style:family="paragraph" style:parent-style-name="Text_20_body" style:list-style-name="L16">
      <style:text-properties style:font-name="Fira Sans" officeooo:paragraph-rsid="0017cd59"/>
    </style:style>
    <style:style style:name="P17" style:family="paragraph" style:parent-style-name="Title">
      <style:text-properties style:font-name="Fira Sans"/>
    </style:style>
    <style:style style:name="T1" style:family="text">
      <style:text-properties officeooo:rsid="0013a72b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54f5c" style:font-weight-asian="bold" style:font-weight-complex="bold"/>
    </style:style>
    <style:style style:name="T5" style:family="text">
      <style:text-properties fo:font-weight="bold" officeooo:rsid="0015de7c" style:font-weight-asian="bold" style:font-weight-complex="bold"/>
    </style:style>
    <style:style style:name="T6" style:family="text">
      <style:text-properties style:font-name="Georgia" fo:font-weight="normal" style:font-weight-asian="normal" style:font-weight-complex="normal"/>
    </style:style>
    <style:style style:name="T7" style:family="text">
      <style:text-properties style:font-name="Georgia" fo:font-weight="normal" officeooo:rsid="00154f5c" style:font-weight-asian="normal" style:font-weight-complex="normal"/>
    </style:style>
    <style:style style:name="T8" style:family="text">
      <style:text-properties style:font-name="Georgia" fo:font-weight="normal" officeooo:rsid="0015de7c" style:font-weight-asian="normal" style:font-weight-complex="normal"/>
    </style:style>
    <style:style style:name="T9" style:family="text">
      <style:text-properties style:font-name="Georgia" fo:font-weight="normal" officeooo:rsid="0013a72b" style:font-weight-asian="normal" style:font-weight-complex="normal"/>
    </style:style>
    <style:style style:name="T10" style:family="text">
      <style:text-properties style:font-name="Georgia" fo:font-weight="normal" officeooo:rsid="0017cd59" style:font-weight-asian="normal" style:font-weight-complex="normal"/>
    </style:style>
    <style:style style:name="T11" style:family="text">
      <style:text-properties style:font-name="Georgia" fo:font-weight="bold" officeooo:rsid="0015de7c" style:font-weight-asian="bold" style:font-weight-complex="bold"/>
    </style:style>
    <style:style style:name="T12" style:family="text">
      <style:text-properties style:font-name="Georgia" style:text-underline-style="solid" style:text-underline-width="auto" style:text-underline-color="font-color" fo:font-weight="normal" officeooo:rsid="00154f5c" style:font-weight-asian="normal" style:font-weight-complex="normal"/>
    </style:style>
    <style:style style:name="T13" style:family="text">
      <style:text-properties style:font-name="Georgia" style:text-underline-style="solid" style:text-underline-width="auto" style:text-underline-color="font-color" fo:font-weight="normal" officeooo:rsid="0015de7c" style:font-weight-asian="normal" style:font-weight-complex="normal"/>
    </style:style>
    <style:style style:name="T14" style:family="text">
      <style:text-properties fo:font-weight="normal" style:font-weight-asian="normal" style:font-weight-complex="normal"/>
    </style:style>
    <style:style style:name="T15" style:family="text">
      <style:text-properties fo:font-weight="normal" officeooo:rsid="0013a72b" style:font-weight-asian="normal" style:font-weight-complex="normal"/>
    </style:style>
    <style:style style:name="T16" style:family="text">
      <style:text-properties fo:font-weight="normal" officeooo:rsid="00154f5c" style:font-weight-asian="normal" style:font-weight-complex="normal"/>
    </style:style>
    <style:style style:name="T17" style:family="text">
      <style:text-properties fo:font-weight="normal" officeooo:rsid="0015de7c" style:font-weight-asian="normal" style:font-weight-complex="normal"/>
    </style:style>
    <style:style style:name="T18" style:family="text">
      <style:text-properties fo:font-weight="normal" officeooo:rsid="0017cd59" style:font-weight-asian="normal" style:font-weight-complex="normal"/>
    </style:style>
    <style:style style:name="T19" style:family="text">
      <style:text-properties fo:font-weight="normal" officeooo:rsid="0013a72b" fo:background-color="#111111" loext:char-shading-value="0" style:font-weight-asian="normal" style:font-weight-complex="normal"/>
    </style:style>
    <style:style style:name="T20" style:family="text">
      <style:text-properties style:font-name="Ubuntu Mono" fo:font-weight="normal" officeooo:rsid="0013a72b" fo:background-color="#111111" loext:char-shading-value="0" style:font-weight-asian="normal" style:font-weight-complex="normal"/>
    </style:style>
    <style:style style:name="T21" style:family="text">
      <style:text-properties style:font-name="Ubuntu Mono" fo:font-weight="normal" officeooo:rsid="0017cd59" fo:background-color="#111111" loext:char-shading-value="0" style:font-weight-asian="normal" style:font-weight-complex="normal"/>
    </style:style>
    <style:style style:name="T22" style:family="text">
      <style:text-properties fo:color="#ffffff" style:font-name="Ubuntu Mono" fo:font-weight="normal" officeooo:rsid="0013a72b" fo:background-color="#111111" loext:char-shading-value="0" style:font-weight-asian="normal" style:font-weight-complex="normal"/>
    </style:style>
    <style:style style:name="T23" style:family="text">
      <style:text-properties fo:color="#ffffff" style:font-name="Ubuntu Mono" fo:font-weight="normal" officeooo:rsid="00154f5c" fo:background-color="#111111" loext:char-shading-value="0" style:font-weight-asian="normal" style:font-weight-complex="normal"/>
    </style:style>
    <style:style style:name="T24" style:family="text">
      <style:text-properties fo:color="#ffffff" style:font-name="Ubuntu Mono" fo:font-weight="normal" officeooo:rsid="0015de7c" fo:background-color="#111111" loext:char-shading-value="0" style:font-weight-asian="normal" style:font-weight-complex="normal"/>
    </style:style>
    <style:style style:name="T25" style:family="text">
      <style:text-properties fo:color="#ffffff" style:font-name="Ubuntu Mono" fo:font-weight="normal" officeooo:rsid="0017cd59" fo:background-color="#111111" loext:char-shading-value="0" style:font-weight-asian="normal" style:font-weight-complex="normal"/>
    </style:style>
    <style:style style:name="T26" style:family="text">
      <style:text-properties fo:color="#ffffff" fo:font-weight="normal" officeooo:rsid="0013a72b" fo:background-color="#111111" loext:char-shading-value="0" style:font-weight-asian="normal" style:font-weight-complex="normal"/>
    </style:style>
    <style:style style:name="T27" style:family="text">
      <style:text-properties fo:color="#ffffff" fo:font-weight="normal" officeooo:rsid="00154f5c" fo:background-color="#111111" loext:char-shading-value="0" style:font-weight-asian="normal" style:font-weight-complex="normal"/>
    </style:style>
    <style:style style:name="T28" style:family="text">
      <style:text-properties fo:color="#ffffff" fo:font-weight="normal" officeooo:rsid="0015de7c" fo:background-color="#111111" loext:char-shading-value="0" style:font-weight-asian="normal" style:font-weight-complex="normal"/>
    </style:style>
    <style:style style:name="T29" style:family="text">
      <style:text-properties fo:color="#ffffff" fo:font-weight="normal" officeooo:rsid="0017cd59" fo:background-color="#111111" loext:char-shading-value="0" style:font-weight-asian="normal" style:font-weight-complex="normal"/>
    </style:style>
    <style:style style:name="T30" style:family="text">
      <style:text-properties fo:color="#ffffff" style:font-name="Fira Sans" fo:font-weight="normal" officeooo:rsid="0013a72b" fo:background-color="#111111" loext:char-shading-value="0" style:font-weight-asian="normal" style:font-weight-complex="normal"/>
    </style:style>
    <style:style style:name="T31" style:family="text">
      <style:text-properties fo:color="#ffffff" style:font-name="Fira Sans" fo:font-weight="normal" officeooo:rsid="0015de7c" fo:background-color="#111111" loext:char-shading-value="0" style:font-weight-asian="normal" style:font-weight-complex="normal"/>
    </style:style>
    <style:style style:name="T32" style:family="text">
      <style:text-properties officeooo:rsid="00154f5c"/>
    </style:style>
    <style:style style:name="T33" style:family="text">
      <style:text-properties style:text-underline-style="solid" style:text-underline-width="auto" style:text-underline-color="font-color" fo:font-weight="normal" style:font-weight-asian="normal" style:font-weight-complex="normal"/>
    </style:style>
    <style:style style:name="T34" style:family="text">
      <style:text-properties style:text-underline-style="solid" style:text-underline-width="auto" style:text-underline-color="font-color" fo:font-weight="normal" officeooo:rsid="00154f5c" style:font-weight-asian="normal" style:font-weight-complex="normal"/>
    </style:style>
    <style:style style:name="T35" style:family="text">
      <style:text-properties style:text-underline-style="solid" style:text-underline-width="auto" style:text-underline-color="font-color" fo:font-weight="normal" officeooo:rsid="0015de7c" style:font-weight-asian="normal" style:font-weight-complex="normal"/>
    </style:style>
    <style:style style:name="T36" style:family="text">
      <style:text-properties officeooo:rsid="0017cd59"/>
    </style:style>
    <style:style style:name="T37" style:family="text">
      <style:text-properties style:font-name="Fira Sans"/>
    </style:style>
    <style:style style:name="T38" style:family="text">
      <style:text-properties style:font-name="Fira Sans" officeooo:rsid="0013a72b"/>
    </style:style>
    <style:style style:name="T39" style:family="text">
      <style:text-properties style:font-name="Fira Sans" fo:font-weight="normal" officeooo:rsid="0015de7c" style:font-weight-asian="normal" style:font-weight-complex="normal"/>
    </style:style>
    <style:style style:name="T40" style:family="text">
      <style:text-properties style:font-name="Fira Sans" fo:font-weight="normal" officeooo:rsid="0017cd59" style:font-weight-asian="normal" style:font-weight-complex="normal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7">DynaFit Bootstrap em Python</text:p>
      <text:p text:style-name="P1"><text:span text:style-name="T2">Passo a passo para rodar</text:span> </text:p>
      <text:p text:style-name="P4">Instalação de Python</text:p>
      <text:list xml:id="list1595065851" text:style-name="L4">
        <text:list-item>
          <text:p text:style-name="P2"><text:span text:style-name="T37">Baixe </text:span><text:span text:style-name="T38">Python 3 (se ainda não estiver instalado) de </text:span><text:a xlink:type="simple" xlink:href="https://www.python.org/" text:style-name="Internet_20_link" text:visited-style-name="Visited_20_Internet_20_Link"><text:span text:style-name="T38">https:www.python.org</text:span></text:a></text:p>
        </text:list-item>
        <text:list-item>
          <text:p text:style-name="P5">Rode o instalador e <text:span text:style-name="T33">marque a caixa</text:span> de “Adicionar Python ao PATH”</text:p>
        </text:list-item>
      </text:list>
      <text:list xml:id="list879213219" text:style-name="L9">
        <text:list-item>
          <text:list>
            <text:list-item>
              <text:p text:style-name="P7"><text:span text:style-name="T1">Em Linux não </text:span><text:span text:style-name="T32">é necessário </text:span><text:span text:style-name="T1">(Python 3 já vem instalado)</text:span></text:p>
            </text:list-item>
          </text:list>
        </text:list-item>
      </text:list>
      <text:p text:style-name="P4"/>
      <text:p text:style-name="P6"><text:span text:style-name="T3">Instalação dos pacotes de Python necessários</text:span><text:span text:style-name="T14"> </text:span><text:span text:style-name="T4">para o DynaFit</text:span></text:p>
      <text:list xml:id="list3947374424" text:style-name="L7">
        <text:list-item>
          <text:p text:style-name="P8">Abra o terminal/cmd</text:p>
        </text:list-item>
        <text:list-item>
          <text:p text:style-name="P12"><text:span text:style-name="T17">D</text:span><text:span text:style-name="T15">igite </text:span><text:span text:style-name="T19"><text:s/></text:span><text:span text:style-name="T26">pip install &lt;nome&gt; </text:span><text:span text:style-name="T15"><text:s/></text:span><text:span text:style-name="T16">(Windows) ou </text:span><text:span text:style-name="T19"><text:s/></text:span><text:span text:style-name="T26">pip</text:span><text:span text:style-name="T27">3</text:span><text:span text:style-name="T26"> install &lt;nome&gt; </text:span><text:span text:style-name="T15"><text:s/></text:span><text:span text:style-name="T16">(Mac/Linux), </text:span><text:span text:style-name="T15">substituindo </text:span><text:span text:style-name="T16">a palavra</text:span><text:span text:style-name="T15"> </text:span><text:span text:style-name="T26"><text:s/>&lt;nome&gt; </text:span><text:span text:style-name="T15"><text:s/>pelos seguintes nomes de pacotes:</text:span></text:p>
        </text:list-item>
      </text:list>
      <text:list xml:id="list1821084678" text:style-name="L13">
        <text:list-item>
          <text:list>
            <text:list-item>
              <text:p text:style-name="P9">numpy</text:p>
            </text:list-item>
            <text:list-item>
              <text:p text:style-name="P9">pandas</text:p>
            </text:list-item>
            <text:list-item>
              <text:p text:style-name="P9">matplotlib</text:p>
            </text:list-item>
            <text:list-item>
              <text:p text:style-name="P9">pyside2</text:p>
            </text:list-item>
            <text:list-item>
              <text:p text:style-name="P9">openpyxl</text:p>
            </text:list-item>
          </text:list>
        </text:list-item>
      </text:list>
      <text:list xml:id="list154024359959000" text:continue-list="list3947374424" text:style-name="L7">
        <text:list-item>
          <text:p text:style-name="P10">Uma mensagem de sucesso (“Successfully installed package…”) deve aparecer após cada instalação</text:p>
        </text:list-item>
      </text:list>
      <text:list xml:id="list136306675" text:style-name="L14">
        <text:list-item>
          <text:p text:style-name="P11">Um aviso do pip para ser atualizado (geralmente em amarelo) pode ser ignorado</text:p>
        </text:list-item>
      </text:list>
      <text:list xml:id="list903579089" text:style-name="L8">
        <text:list-item>
          <text:p text:style-name="P13"><text:span text:style-name="T35">Caso o c</text:span><text:span text:style-name="T34">omando pip/</text:span><text:span text:style-name="T35">pip3</text:span><text:span text:style-name="T34"> não </text:span><text:span text:style-name="T35">seja </text:span><text:span text:style-name="T34">reconhecido, mas Python </text:span><text:span text:style-name="T35">já </text:span><text:span text:style-name="T34">foi instalado</text:span><text:span text:style-name="T16">: provavelmente a caixa de “adicionar Python ao PATH” do passo 2 da instalação não foi marcada. Baixe o instalador, selecione a opção de “modificar instalação” e marque </text:span><text:span text:style-name="T17">est</text:span><text:span text:style-name="T16">a caixa.</text:span></text:p>
          <text:p text:style-name="P13"><text:span text:style-name="T16"/></text:p>
        </text:list-item>
      </text:list>
      <text:p text:style-name="P14"><text:span text:style-name="T5">Rodando o programa</text:span></text:p>
      <text:list xml:id="list2813740422" text:style-name="L16">
        <text:list-item>
          <text:p text:style-name="P15"><text:span text:style-name="T15">E</text:span><text:span text:style-name="T14">xtraia os arquivos da pasta zipada (interface.py, logic.py, validator.py) para uma mesma pasta</text:span></text:p>
        </text:list-item>
        <text:list-item>
          <text:p text:style-name="P3"><text:span text:style-name="T39">Através do terminal/cmd, entre na pasta contendo os arquivos extraídos no passo anterior, usando o comando </text:span><text:span text:style-name="T30"><text:s/></text:span><text:span text:style-name="T31">cd</text:span><text:span text:style-name="T30"> </text:span><text:span text:style-name="T39"><text:s/>para ir andando pelas pastas – explicaç</text:span><text:span text:style-name="T40">ões</text:span><text:span text:style-name="T39"> </text:span><text:a xlink:type="simple" xlink:href="https://www.digitalcitizen.life/command-prompt-how-use-basic-commands" text:style-name="Internet_20_link" text:visited-style-name="Visited_20_Internet_20_Link"><text:span text:style-name="T39">aqui</text:span></text:a><text:span text:style-name="T39"> </text:span><text:span text:style-name="T40">(Windows) e </text:span><text:a xlink:type="simple" xlink:href="http://www.linfo.org/cd.html" text:style-name="Internet_20_link" text:visited-style-name="Visited_20_Internet_20_Link"><text:span text:style-name="T40">aqui</text:span></text:a><text:span text:style-name="T40"> (Mac/Linux)</text:span></text:p>
        </text:list-item>
        <text:list-item>
          <text:p text:style-name="P16"><text:span text:style-name="T17">N</text:span><text:span text:style-name="T18">a pasta correta, digite </text:span><text:span text:style-name="T19"><text:s/></text:span><text:span text:style-name="T29">python interface.py</text:span><text:span text:style-name="T26"> </text:span><text:span text:style-name="T18"><text:s/>(Windows) ou </text:span><text:span text:style-name="T19"><text:s/></text:span><text:span text:style-name="T29">python3 interface.py</text:span><text:span text:style-name="T26"> </text:span><text:span text:style-name="T18"><text:s/>(Mac/Linux) para rodar a interface</text:span>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field="urn:openoffice:names:experimental:ooo-ms-interop:xmlns:field:1.0" xmlns:of="urn:oasis:names:tc:opendocument:xmlns:of:1.2" xmlns:oooc="http://openoffice.org/2004/calc" xmlns:meta="urn:oasis:names:tc:opendocument:xmlns:meta:1.0" xmlns:calcext="urn:org:documentfoundation:names:experimental:calc:xmlns:calcext:1.0" xmlns:fo="urn:oasis:names:tc:opendocument:xmlns:xsl-fo-compatible:1.0" xmlns:dc="http://purl.org/dc/elements/1.1/" xmlns:office="urn:oasis:names:tc:opendocument:xmlns:office:1.0" xmlns:loext="urn:org:documentfoundation:names:experimental:office:xmlns:loext:1.0" xmlns:xlink="http://www.w3.org/1999/xlink" xmlns:ooo="http://openoffice.org/2004/office" xmlns:table="urn:oasis:names:tc:opendocument:xmlns:table:1.0" xmlns:officeooo="http://openoffice.org/2009/office" xmlns:style="urn:oasis:names:tc:opendocument:xmlns:style:1.0" xmlns:tableooo="http://openoffice.org/2009/table" xmlns:text="urn:oasis:names:tc:opendocument:xmlns:text:1.0" xmlns:drawooo="http://openoffice.org/2010/draw" xmlns:draw="urn:oasis:names:tc:opendocument:xmlns:drawing:1.0" xmlns:ooow="http://openoffice.org/2004/writer" xmlns:dr3d="urn:oasis:names:tc:opendocument:xmlns:dr3d:1.0" xmlns:svg="urn:oasis:names:tc:opendocument:xmlns:svg-compatible:1.0" xmlns:chart="urn:oasis:names:tc:opendocument:xmlns:chart:1.0" xmlns:rpt="http://openoffice.org/2005/report" xmlns:number="urn:oasis:names:tc:opendocument:xmlns:datastyle:1.0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Ubuntu Mono" svg:font-family="'Ubuntu Mono'" style:font-pitch="fixed"/>
    <style:font-face style:name="Lato" svg:font-family="Lato" style:font-pitch="variable"/>
    <style:font-face style:name="Lora" svg:font-family="Lora" style:font-pitch="variable"/>
    <style:font-face style:name="Georgia" svg:font-family="Georgia" style:font-family-generic="roman" style:font-pitch="variable"/>
    <style:font-face style:name="Liberation Serif" svg:font-family="'Liberation Serif'" style:font-family-generic="roman" style:font-pitch="variable"/>
    <style:font-face style:name="Fira Sans" svg:font-family="'Fira Sans'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  <style:text-properties style:font-name="Georgia" fo:font-family="Georgia" style:font-family-generic="roman" style:font-pitch="variable" officeooo:rsid="0013a72b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Georgia" fo:font-family="Georgia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style:font-name="Georgia" fo:font-family="Georgia" style:font-family-generic="roman" style:font-pitch="variable" fo:font-size="18pt" style:font-size-asian="18pt" style:font-size-complex="18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office="urn:oasis:names:tc:opendocument:xmlns:office:1.0" xmlns:xlink="http://www.w3.org/1999/xlink" xmlns:ooo="http://openoffice.org/2004/office" office:version="1.2">
  <office:meta>
    <meta:initial-creator>Juliano Luiz Faccioni</meta:initial-creator>
    <meta:creation-date>2020-03-27T15:04:22.115370090</meta:creation-date>
    <dc:date>2020-03-27T15:38:43.574675240</dc:date>
    <dc:creator>Juliano Luiz Faccioni</dc:creator>
    <meta:editing-duration>PT7M17S</meta:editing-duration>
    <meta:editing-cycles>2</meta:editing-cycles>
    <meta:generator>LibreOffice/6.4.2.2$Linux_X86_64 LibreOffice_project/470efa65018866d4eccd0320fc85de07297c8d71</meta:generator>
    <meta:document-statistic meta:table-count="0" meta:image-count="0" meta:object-count="0" meta:page-count="1" meta:paragraph-count="22" meta:word-count="222" meta:character-count="1382" meta:non-whitespace-character-count="1184"/>
  </office:meta>
</office:document-meta>
</file>